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Arial2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esc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first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second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third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2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3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4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5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6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7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8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9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0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2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2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3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4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5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6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7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8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9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0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1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2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2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3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4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5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6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7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8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9" form:control-implementation="ooo:com.sun.star.form.component.TextField" xml:id="control38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0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1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2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wsd_contact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ounter_1" form:control-implementation="ooo:com.sun.star.form.component.TextField" xml:id="control43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2" form:control-implementation="ooo:com.sun.star.form.component.TextField" xml:id="control44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3" form:control-implementation="ooo:com.sun.star.form.component.TextField" xml:id="control45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4" form:control-implementation="ooo:com.sun.star.form.component.TextField" xml:id="control46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5" form:control-implementation="ooo:com.sun.star.form.component.TextField" xml:id="control47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6" form:control-implementation="ooo:com.sun.star.form.component.TextField" xml:id="control48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7" form:control-implementation="ooo:com.sun.star.form.component.TextField" xml:id="control49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8" form:control-implementation="ooo:com.sun.star.form.component.TextField" xml:id="control50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9" form:control-implementation="ooo:com.sun.star.form.component.TextField" xml:id="control51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0" form:control-implementation="ooo:com.sun.star.form.component.TextField" xml:id="control52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1" form:control-implementation="ooo:com.sun.star.form.component.TextField" xml:id="control53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2" form:control-implementation="ooo:com.sun.star.form.component.TextField" xml:id="control54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75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fo:text-align="center" style:justify-single-word="false"/>
      <style:text-properties style:font-name="Arial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3.5$Linux_x86 LibreOffice_project/350m1$Build-2</meta:generator>
    <dc:date>2013-12-18T14:49:39</dc:date>
    <dc:creator>Stefan Meyer</dc:creator>
    <meta:editing-duration>PT4H24M31S</meta:editing-duration>
    <meta:editing-cycles>53</meta:editing-cycles>
    <meta:document-statistic meta:table-count="2" meta:image-count="0" meta:object-count="0" meta:page-count="1" meta:paragraph-count="71" meta:word-count="33" meta:character-count="374" meta:non-whitespace-character-count="300"/>
  </office:meta>
</office:document-meta>
</file>